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line-height="100%" fo:padding-left="0.0201in" fo:padding-right="0.0201in" fo:padding-top="0.0902in" fo:padding-bottom="0.0201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style style:name="P2" style:family="paragraph" style:parent-style-name="Footer">
      <style:paragraph-properties fo:text-align="center" style:justify-single-word="false" fo:padding="0.1098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Helvetica" fo:font-size="40pt" fo:font-weight="bold" style:font-size-asian="40pt" style:font-weight-asian="bold" style:font-size-complex="4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Helvetica"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 fo:break-before="page"/>
      <style:text-properties style:font-name="Helvetica"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Helvetica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#e6e6e6" fo:padding="0.0193in" fo:border="0.0008in solid #000000" style:shadow="none">
        <style:background-image/>
      </style:paragraph-properties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background-color="#e6e6e6" fo:padding="0.0193in" fo:border="0.0008in solid #000000" style:shadow="none">
        <style:background-image/>
      </style:paragraph-properties>
      <style:text-properties style:font-name="Helvetica" fo:font-size="10pt" style:font-size-asian="10pt" style:font-size-complex="10pt"/>
    </style:style>
    <style:style style:name="P11" style:family="paragraph" style:parent-style-name="Standard">
      <style:paragraph-properties fo:text-align="start" style:justify-single-word="false" fo:background-color="#e6e6e6" fo:padding="0.0193in" fo:border="0.0008in solid #000000" style:shadow="none">
        <style:background-image/>
      </style:paragraph-properties>
      <style:text-properties style:font-name="Helvetica" fo:font-size="10pt" style:font-size-asian="10pt" style:font-size-complex="10pt"/>
    </style:style>
    <style:style style:name="P12" style:family="paragraph" style:parent-style-name="Standard">
      <style:paragraph-properties fo:padding="0.0193in" fo:border="0.0008in solid #000000" style:shadow="none"/>
      <style:text-properties style:font-name="Helvetica" fo:font-size="10pt" style:font-size-asian="10pt" style:font-size-complex="10pt"/>
    </style:style>
    <style:style style:name="P13" style:family="paragraph" style:parent-style-name="Standard">
      <style:paragraph-properties fo:text-align="start" style:justify-single-word="false" fo:padding="0.0193in" fo:border="0.0008in solid #000000" style:shadow="none"/>
      <style:text-properties style:font-name="Helvetica" fo:font-size="10pt" style:font-size-asian="10pt" style:font-size-complex="10pt"/>
    </style:style>
    <style:style style:name="T1" style:family="text">
      <style:text-properties style:font-name="Wingdings" style:font-name-asian="Wingdings" style:font-name-complex="Wingdings"/>
    </style:style>
    <style:style style:name="T2" style:family="text">
      <style:text-properties style:font-name-asian="Wingdings" style:font-name-complex="Wingdings"/>
    </style:style>
    <style:style style:name="T3" style:family="text">
      <style:text-properties style:font-name="Helvetica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1">User ID:<text:tab/><text:tab/>__________</text:p>
      <text:p text:style-name="P11">Username:<text:tab/><text:tab/>__________</text:p>
      <text:p text:style-name="P11">Status:<text:tab/><text:tab/><text:tab/><text:span text:style-name="T1"></text:span>Active<text:tab/><text:tab/><text:span text:style-name="T1"></text:span>Suspended</text:p>
      <text:p text:style-name="P11"/>
      <text:p text:style-name="P8"/>
      <text:p text:style-name="P13"/>
      <text:p text:style-name="P13">*Group:<text:tab/><text:tab/><text:span text:style-name="T1"></text:span>Administrator<text:tab/><text:tab/><text:span text:style-name="T1"></text:span>Encoder<text:tab/><text:tab/><text:span text:style-name="T1"></text:span>Investigator</text:p>
      <text:p text:style-name="P12">*First Name:<text:tab/><text:tab/>____________________________</text:p>
      <text:p text:style-name="P12">*Middle Name:<text:tab/><text:tab/>____________________________</text:p>
      <text:p text:style-name="P12">*Last Name:<text:tab/><text:tab/>____________________________</text:p>
      <text:p text:style-name="P12">*Birth Date:<text:tab/><text:tab/>________________ ____, ______</text:p>
      <text:p text:style-name="P12">*Designation:<text:tab/><text:tab/>____________________________</text:p>
      <text:p text:style-name="P12">*Agency:<text:tab/><text:tab/>____________________________</text:p>
      <text:p text:style-name="P12">*E-mail Address:<text:tab/>____________________________</text:p>
      <text:p text:style-name="P13">*Contact Number:<text:tab/>____________________________</text:p>
      <text:p text:style-name="P13"/>
      <text:p text:style-name="P13">Please attach photocopy of identification card.</text:p>
      <text:p text:style-name="P13"/>
      <text:p text:style-name="P8"/>
      <text:p text:style-name="P11"/>
      <text:p text:style-name="P11"/>
      <text:p text:style-name="P10">Encoded by:<text:tab/><text:tab/>____________________________</text:p>
      <text:p text:style-name="P10"><text:tab/><text:tab/><text:tab/> <text:s text:c="2"/>(Signature over Printed Name)</text:p>
      <text:p text:style-name="P10">Designation:<text:tab/><text:tab/>____________________________</text:p>
      <text:p text:style-name="P10">Agency:<text:tab/><text:tab/>____________________________</text:p>
      <text:p text:style-name="P10">Date Encoded:<text:tab/><text:tab/>________________ ____, ______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line-height="100%" fo:padding-left="0.0201in" fo:padding-right="0.0201in" fo:padding-top="0.0902in" fo:padding-bottom="0.0201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style style:name="MP2" style:family="paragraph" style:parent-style-name="Footer">
      <style:paragraph-properties fo:text-align="center" style:justify-single-word="false" fo:padding="0.1098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page-layout style:name="Mpm1">
      <style:page-layout-properties fo:page-width="8.5in" fo:page-height="11in" style:num-format="1" style:print-orientation="portrait" fo:margin-top="0.7201in" fo:margin-bottom="0.7799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User application form</text:p>
      </style:header>
      <style:footer>
        <text:p text:style-name="MP2">Page : 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ey Vincent Babilonia</meta:initial-creator>
    <meta:creation-date>2009-02-22T13:10:31.21</meta:creation-date>
    <dc:date>2009-02-22T14:40:52.35</dc:date>
    <dc:creator>Rey Vincent Babilonia</dc:creator>
    <meta:editing-duration>PT01H11M56S</meta:editing-duration>
    <meta:editing-cycles>50</meta:editing-cycles>
    <meta:generator>OpenOffice.org/3.0$Win32 OpenOffice.org_project/300m15$Build-9379</meta:generator>
    <meta:printed-by>Rey Vincent Babilonia</meta:printed-by>
    <meta:print-date>2009-02-22T14:39:42.79</meta:print-date>
    <meta:document-statistic meta:table-count="0" meta:image-count="0" meta:object-count="0" meta:page-count="1" meta:paragraph-count="20" meta:word-count="69" meta:character-count="733"/>
    <meta:user-defined meta:name="Info 1"/>
    <meta:user-defined meta:name="Info 2"/>
    <meta:user-defined meta:name="Info 3"/>
    <meta:user-defined meta:name="Info 4"/>
  </office:meta>
</office:document-meta>
</file>